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229d97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26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99a4"/>
    </style:style>
    <style:style style:name="T4" style:family="text">
      <style:text-properties fo:language="ru" fo:country="RU" officeooo:rsid="00101e7f"/>
    </style:style>
    <style:style style:name="T5" style:family="text">
      <style:text-properties fo:language="ru" fo:country="RU" officeooo:rsid="0011c8f7"/>
    </style:style>
    <style:style style:name="T6" style:family="text">
      <style:text-properties fo:language="ru" fo:country="RU" officeooo:rsid="001372d1"/>
    </style:style>
    <style:style style:name="T7" style:family="text">
      <style:text-properties fo:language="ru" fo:country="RU" officeooo:rsid="0014d466"/>
    </style:style>
    <style:style style:name="T8" style:family="text">
      <style:text-properties fo:language="ru" fo:country="RU" officeooo:rsid="00162160"/>
    </style:style>
    <style:style style:name="T9" style:family="text">
      <style:text-properties fo:language="ru" fo:country="RU" officeooo:rsid="0017db68"/>
    </style:style>
    <style:style style:name="T10" style:family="text">
      <style:text-properties fo:language="ru" fo:country="RU" officeooo:rsid="001ac27f"/>
    </style:style>
    <style:style style:name="T11" style:family="text">
      <style:text-properties fo:language="ru" fo:country="RU" officeooo:rsid="001bb032"/>
    </style:style>
    <style:style style:name="T12" style:family="text">
      <style:text-properties fo:language="ru" fo:country="RU" officeooo:rsid="001ef826"/>
    </style:style>
    <style:style style:name="T13" style:family="text">
      <style:text-properties fo:language="ru" fo:country="RU" officeooo:rsid="00227165"/>
    </style:style>
    <style:style style:name="T14" style:family="text">
      <style:text-properties fo:language="ru" fo:country="RU" officeooo:rsid="00229d97"/>
    </style:style>
    <style:style style:name="T15" style:family="text">
      <style:text-properties officeooo:rsid="000f99a4"/>
    </style:style>
    <style:style style:name="T16" style:family="text">
      <style:text-properties officeooo:rsid="00101e7f"/>
    </style:style>
    <style:style style:name="T17" style:family="text">
      <style:text-properties officeooo:rsid="001372d1"/>
    </style:style>
    <style:style style:name="T18" style:family="text">
      <style:text-properties officeooo:rsid="0014d466"/>
    </style:style>
    <style:style style:name="T19" style:family="text">
      <style:text-properties officeooo:rsid="00162160"/>
    </style:style>
    <style:style style:name="T20" style:family="text">
      <style:text-properties officeooo:rsid="0017db68"/>
    </style:style>
    <style:style style:name="T21" style:family="text">
      <style:text-properties officeooo:rsid="001ac27f"/>
    </style:style>
    <style:style style:name="T22" style:family="text">
      <style:text-properties officeooo:rsid="001bb032"/>
    </style:style>
    <style:style style:name="T23" style:family="text">
      <style:text-properties officeooo:rsid="001f720d"/>
    </style:style>
    <style:style style:name="T24" style:family="text">
      <style:text-properties officeooo:rsid="00227165"/>
    </style:style>
    <style:style style:name="T25" style:family="text">
      <style:text-properties officeooo:rsid="00229d97"/>
    </style:style>
    <style:style style:name="T26" style:family="text">
      <style:text-properties officeooo:rsid="0011c8f7"/>
    </style:style>
    <style:style style:name="T27" style:family="text">
      <style:text-properties officeooo:rsid="001ef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15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15">ы</text:span>вающая на отсутств<text:span text:style-name="T15">ие</text:span> чего-<text:span text:style-name="T15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26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16">JPT с выбранным кодом</text:span></text:p>
      <text:p text:style-name="P5">COM – <text:span text:style-name="T16">код (9) использование инструкции с выбранным кодом</text:span></text:p>
      <text:p text:style-name="P5">PUT – <text:span text:style-name="T16">код (10) вывод значений на экран</text:span></text:p>
      <text:p text:style-name="P5">ACCADD – <text:span text:style-name="T16">код (14) увеличение значения в аккумуляторе на выбранное количество единиц.</text:span></text:p>
      <text:p text:style-name="P6">ACCSUBT – <text:span text:style-name="T16">код (15) уменьшение значения в аккумуляторе на выбранное количество единиц.</text:span></text:p>
      <text:p text:style-name="P5">CMP – <text:span text:style-name="T16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24">аккумулятора.</text:span></text:p>
      <text:p text:style-name="P11">ACCDIV – код (20) деление аккумулятора.</text:p>
      <text:p text:style-name="P5"/>
      <text:p text:style-name="P27">Флаги:</text:p>
      <text:p text:style-name="P5">STDI – <text:span text:style-name="T26">код (100) указывает на то что данные это число</text:span></text:p>
      <text:p text:style-name="P5">STDA – <text:span text:style-name="T26">код (101) указывает на то что данные это адрес регистра</text:span></text:p>
      <text:p text:style-name="P5">STDC – <text:span text:style-name="T26">код (102) указывает на то что данные это адрес регистра в котором находится <text:s/>код ASCII символа.</text:span></text:p>
      <text:p text:style-name="P6">CWR – <text:span text:style-name="T26">код (103) указывает на то что данные это код ASCII символа.</text:span></text:p>
      <text:p text:style-name="P5">VWR – <text:span text:style-name="T26">код (104)</text:span> <text:span text:style-name="T16">указывает на то что данные это число.</text:span></text:p>
      <text:p text:style-name="P5">ALL – <text:span text:style-name="T26">код (105) указывает на то что команда применяется ко всему коду.</text:span></text:p>
      <text:p text:style-name="P7">ACC – <text:span text:style-name="T26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23">107</text:span>) указывает на применение команды к аккумулятору, в качестве значений используются символы.</text:p>
      <text:p text:style-name="P5"/>
      <text:p text:style-name="P27">Директивы:</text:p>
      <text:p text:style-name="P5">JPT – <text:span text:style-name="T26">код (6) создаёт метку.</text:span></text:p>
      <text:p text:style-name="P5">DEB – <text:span text:style-name="T26">код (7) выводит номер читаемой ячейки памяти.</text:span></text:p>
      <text:p text:style-name="P8">MAIN – <text:s/><text:span text:style-name="T26">код (8)</text:span> <text:span text:style-name="T16">указывает на начало программы.</text:span></text:p>
      <text:p text:style-name="P8">RESTART – <text:s/><text:span text:style-name="T26">код (11)</text:span> <text:span text:style-name="T16">начинает исполнение программы сызнова.</text:span></text:p>
      <text:p text:style-name="P8">QUIT – <text:s/><text:span text:style-name="T26">код (12)</text:span> <text:span text:style-name="T16">завершает выполнение программы.</text:span></text:p>
      <text:p text:style-name="P8">CLEAR – <text:s/><text:span text:style-name="T26">код (13)</text:span> <text:span text:style-name="T16">стирает код программы из памяти.</text:span></text:p>
      <text:p text:style-name="P8">GOBACK – <text:span text:style-name="T26">код (17)</text:span> <text:span text:style-name="T16">возвращает выполнение программы в изначальную точку.</text:span></text:p>
      <text:p text:style-name="P12"><text:soft-page-break/>END – код (3070) конец программы.</text:p>
      <text:p text:style-name="P14"/>
      <text:p text:style-name="P3"><text:span text:style-name="T16">И</text:span>нструкции и их значение:</text:p>
      <text:p text:style-name="P16"/>
      <text:p text:style-name="P16">Видовые соглашения: для обозначения инструкций я буду использовать следующую нотацию:</text:p>
      <text:p text:style-name="P16"/>
      <text:p text:style-name="P16">[Команда] [Флаг / nil] [Данные / nil]</text:p>
      <text:p text:style-name="P16"/>
      <text:p text:style-name="P16">[CRG] [STDI] [<text:span text:style-name="T17">N</text:span>] – <text:span text:style-name="T17">выбор нулевой ячейки регистра N.</text:span></text:p>
      <text:p text:style-name="P17"><text:span text:style-name="T16">[CRG] [STDA] [N] — выбор определённой ячейки регистра, N имеет следующий вид: RC, где R – это номер регистра R &gt;= 1, C – это номер ячейки регистра C &gt;= 0.</text:span></text:p>
      <text:p text:style-name="P17"/>
      <text:p text:style-name="P17">[CR<text:span text:style-name="T17">C</text:span>] [STDI] [<text:span text:style-name="T17">N</text:span>] – <text:span text:style-name="T17">выбор ячейки N, регистра выбранного ранее с помощью </text:span>[CRG] [STDI] [<text:span text:style-name="T17">N</text:span>].</text:p>
      <text:p text:style-name="P17"/>
      <text:p text:style-name="P17">[<text:span text:style-name="T17">P</text:span>RG] [STDI] [<text:span text:style-name="T17">N</text:span>] – <text:span text:style-name="T17">положить значение N в нулевую ячейку регистра выбранного с помощью </text:span>[CRG] [STDI] [<text:span text:style-name="T17">N</text:span>]<text:span text:style-name="T17">.</text:span></text:p>
      <text:p text:style-name="P18"><text:span text:style-name="T17">[PRG] [STDA] [N] — положить данные в N в ячейку регистра выбранного с помощью [CRG] [STDA] [N].</text:span></text:p>
      <text:p text:style-name="P15"/>
      <text:p text:style-name="P18"><text:span text:style-name="T16">[PRC] [STDI] [N] — выбор ячейки N регистра выбранного с помощью </text:span>[CRG] [STDI] [<text:span text:style-name="T17">N</text:span>].</text:p>
      <text:p text:style-name="P18">[<text:span text:style-name="T18">P</text:span>R<text:span text:style-name="T18">C</text:span>] [STD<text:span text:style-name="T18">A</text:span>] [<text:span text:style-name="T17">N, M</text:span>] – <text:span text:style-name="T18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18"/>
      <text:p text:style-name="P18">[<text:span text:style-name="T18">GJP</text:span>] [<text:span text:style-name="T18">N</text:span>] [<text:span text:style-name="T18">COND</text:span>] – <text:span text:style-name="T18">перемещение к метке N если COND &gt; nil, метки могут быть только числами.</text:span></text:p>
      <text:p text:style-name="P19"><text:span text:style-name="T18">[JPT] [N] [nil] — определение метки с номером N.</text:span></text:p>
      <text:p text:style-name="P19"/>
      <text:p text:style-name="P19">[<text:span text:style-name="T19">PUT</text:span>] [STDI] [<text:span text:style-name="T17">N</text:span>] – <text:span text:style-name="T19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9"><text:span text:style-name="T16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span></text:p>
      <text:p text:style-name="P19"><text:span text:style-name="T16">[PUT] [CWR] [N] — вывод N как символа на экран без участия регистров.</text:span></text:p>
      <text:p text:style-name="P19"><text:span text:style-name="T16">[PUT] [VWR] [N] — вывод N как числа на экран без участия регистров. </text:span></text:p>
      <text:p text:style-name="P19"><text:span text:style-name="T16">[PUT] [ACC] [nil] — вывод на экран значения регистра как числа.</text:span></text:p>
      <text:p text:style-name="P13"/>
      <text:p text:style-name="P20"><text:span text:style-name="T16">[DEB] [nil] [nil] — вывод читаемой сейчас ячейки памяти.</text:span></text:p>
      <text:p text:style-name="P20"><text:span text:style-name="T16">[MAIN] [nil] [nil] — начало программы.</text:span></text:p>
      <text:p text:style-name="P20"><text:span text:style-name="T16">[RESTART] [nil] [nil] — начало работы программы сызнова.</text:span></text:p>
      <text:p text:style-name="P20"><text:span text:style-name="T20">[QUIT] [nil] [nil] — немедленное завершение программы.</text:span></text:p>
      <text:p text:style-name="P12"/>
      <text:p text:style-name="P20"><text:span text:style-name="T16">[CLEAR] [ALL] [nil] — стирание всего кода программы находящегося до вызова CLEAR.</text:span></text:p>
      <text:p text:style-name="P20"><text:span text:style-name="T16">[CLEAR] [N] [nil] — стирание определённой ячейки памяти.</text:span></text:p>
      <text:p text:style-name="P12"/>
      <text:p text:style-name="P20"><text:span text:style-name="T16">[ACCADD] [STDI] [nil] — увеличение значения аккумулятора на 1. Инкремент.</text:span></text:p>
      <text:p text:style-name="P20"><text:span text:style-name="T16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span></text:p>
      <text:p text:style-name="P21"><text:span text:style-name="T16">[ACCADD] [VWR] [N] — прибавить к значению в аккумуляторе число N.</text:span></text:p>
      <text:p text:style-name="P20"/>
      <text:p text:style-name="P22"><text:span text:style-name="T16">[ACCSUBT] [STDI] [nil] — Вычитание из значения аккумулятора 1. Декремент.</text:span></text:p>
      <text:p text:style-name="P22"><text:soft-page-break/><text:span text:style-name="T16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span></text:p>
      <text:p text:style-name="P21"><text:span text:style-name="T16">[ACCSUBT] [VWR] [N] — вычитание из значения аккумулятора числа N.</text:span></text:p>
      <text:p text:style-name="P22"/>
      <text:p text:style-name="P23"><text:span text:style-name="T20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span></text:p>
      <text:p text:style-name="P23"/>
      <text:p text:style-name="P23"><text:span text:style-name="T16">[GOBACK] [nil] [nil] — применяется если после перехода к метке нужно вернуться обратно.</text:span></text:p>
      <text:p text:style-name="P25"/>
      <text:p text:style-name="P9">[INPUT] [STDI] [N] – ввод числовых значений в регистр N. N<text:span text:style-name="T22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22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21"><text:span text:style-name="T16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span></text:p>
      <text:p text:style-name="P21"><text:span text:style-name="T16">[ACCMULT] [VWR] [N] — умножение значения аккумулятора на число N.</text:span></text:p>
      <text:p text:style-name="P21"/>
      <text:p text:style-name="P21"><text:span text:style-name="T16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span></text:p>
      <text:p text:style-name="P24"><text:span text:style-name="T16">[ACCDIV] [VWR] [N] — деление значения регистра на N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3-27T09:21:54.011000000</dc:date>
    <meta:editing-duration>PT1H20M57S</meta:editing-duration>
    <meta:editing-cycles>10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9" meta:word-count="973" meta:character-count="6004" meta:non-whitespace-character-count="5009"/>
  </office:meta>
</office:document-meta>
</file>